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hdphoto2.wdp" manifest:media-type=""/>
  <manifest:file-entry manifest:full-path="media/image8.jpeg" manifest:media-type="image/jpeg"/>
  <manifest:file-entry manifest:full-path="media/image9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85" style:parent-style-name="Graphics">
      <style:graphic-properties draw:fill="none" draw:stroke="none"/>
    </style:style>
    <style:style style:family="graphic" style:name="a386" style:parent-style-name="Graphics">
      <style:graphic-properties draw:fill="none" draw:stroke="non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graphic" style:name="a400" style:parent-style-name="Graphics">
      <style:graphic-properties draw:fill="none" draw:stroke="none"/>
    </style:style>
    <style:style style:family="graphic" style:name="a389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graphic" style:name="a392" style:parent-style-name="Graphics">
      <style:graphic-properties draw:fill="none" draw:stroke="none"/>
    </style:style>
    <style:style style:family="graphic" style:name="a393" style:parent-style-name="Graphics">
      <style:graphic-properties draw:fill="none" draw:stroke="non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5" style:parent-style-name="Graphics">
      <style:graphic-properties draw:fill="none" draw:stroke="none"/>
    </style:style>
    <style:style style:family="graphic" style:name="a396" style:parent-style-name="Graphics">
      <style:graphic-properties draw:fill="none" draw:stroke="none"/>
    </style:style>
    <style:style style:family="graphic" style:name="a397" style:parent-style-name="Graphics">
      <style:graphic-properties draw:fill="none" draw:stroke="none"/>
    </style:style>
    <style:style style:family="graphic" style:name="a398" style:parent-style-name="Graphics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draw:stroke="non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</office:automatic-styles>
  <office:body>
    <office:presentation>
      <draw:page draw:name="Slide3" draw:style-name="a380" draw:master-page-name="Master1-Layout1-title-Titelfolie" presentation:presentation-page-layout-name="Master1-PPL1" draw:id="Slide-258">
        <draw:frame draw:id="id63" draw:style-name="a381" draw:name="Grafik 6" svg:x="0.5548in" svg:y="0.59199in" svg:width="3.37989in" svg:height="2.6374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Grafik 8" svg:x="5.07767in" svg:y="0.96543in" svg:width="6.57049in" svg:height="0.63542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Grafik 16" svg:x="6.66667in" svg:y="4.25096in" svg:width="5.40657in" svg:height="1.98323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Grafik 2" svg:x="0in" svg:y="0.20952in" svg:width="13.33333in" svg:height="0.11094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85" draw:name="Grafik 3" svg:x="0in" svg:y="7.06311in" svg:width="13.33333in" svg:height="0.11094in" style:rel-width="scale" style:rel-height="scale">
          <draw:image xlink:href="media/image4.png" xlink:type="simple" xlink:show="embed" xlink:actuate="onLoad"/>
          <svg:title/>
          <svg:desc/>
        </draw:frame>
        <draw:frame draw:id="id68" draw:style-name="a386" draw:name="Grafik 9" svg:x="0.97828in" svg:y="5.4754in" svg:width="2.73292in" svg:height="0.8476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" draw:style-name="a387" draw:master-page-name="Master1-Layout1-title-Titelfolie" presentation:presentation-page-layout-name="Master1-PPL1" draw:id="Slide-257">
        <draw:frame draw:id="id69" draw:style-name="a388" draw:name="Grafik 6" svg:x="7.07701in" svg:y="1.95779in" svg:width="5.19412in" svg:height="4.58176in" style:rel-width="scale" style:rel-height="scale">
          <draw:image xlink:href="media/image6.png" xlink:type="simple" xlink:show="embed" xlink:actuate="onLoad"/>
          <svg:title/>
          <svg:desc/>
        </draw:frame>
        <draw:frame draw:id="id70" draw:style-name="a389" draw:name="Grafik 7" svg:x="0in" svg:y="0.20952in" svg:width="13.33333in" svg:height="0.11094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390" draw:name="Grafik 8" svg:x="0in" svg:y="7.06861in" svg:width="13.33333in" svg:height="0.11094in" style:rel-width="scale" style:rel-height="scale">
          <draw:image xlink:href="media/image4.png" xlink:type="simple" xlink:show="embed" xlink:actuate="onLoad"/>
          <svg:title/>
          <svg:desc/>
        </draw:frame>
        <draw:frame draw:id="id72" draw:style-name="a391" draw:name="Grafik 10" svg:x="0.68476in" svg:y="1.82167in" svg:width="5.29972in" svg:height="4.58176in" style:rel-width="scale" style:rel-height="scale">
          <draw:image xlink:href="media/image7.png" xlink:type="simple" xlink:show="embed" xlink:actuate="onLoad"/>
          <svg:title/>
          <svg:desc/>
        </draw:frame>
        <draw:frame draw:id="id73" draw:style-name="a392" draw:name="Grafik 11" svg:x="0.54234in" svg:y="0.63906in" svg:width="3.37989in" svg:height="2.63745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393" draw:name="Grafik 13" svg:x="4.84466in" svg:y="0.91266in" svg:width="6.57049in" svg:height="0.6354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394" draw:master-page-name="Master1-Layout7-blank-Leer" presentation:presentation-page-layout-name="Master1-PPL7" draw:id="Slide-259">
        <draw:frame draw:id="id75" draw:style-name="a395" draw:name="Grafik 1" svg:x="0in" svg:y="0.20952in" svg:width="13.33333in" svg:height="0.11094in" style:rel-width="scale" style:rel-height="scale">
          <draw:image xlink:href="media/image4.png" xlink:type="simple" xlink:show="embed" xlink:actuate="onLoad"/>
          <svg:title/>
          <svg:desc/>
        </draw:frame>
        <draw:frame draw:id="id76" draw:style-name="a396" draw:name="Grafik 2" svg:x="0in" svg:y="7.17954in" svg:width="13.33333in" svg:height="0.11094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397" draw:name="Grafik 3" svg:x="4.84466in" svg:y="0.91266in" svg:width="6.57049in" svg:height="0.63542in" style:rel-width="scale" style:rel-height="scale">
          <draw:image xlink:href="media/image2.png" xlink:type="simple" xlink:show="embed" xlink:actuate="onLoad"/>
          <svg:title/>
          <svg:desc/>
        </draw:frame>
        <draw:frame draw:id="id78" draw:style-name="a398" draw:name="Grafik 5" svg:x="9.15047in" svg:y="2.30919in" svg:width="2.89808in" svg:height="1.93465in" style:rel-width="scale" style:rel-height="scale">
          <draw:image xlink:href="media/image8.jpeg" xlink:type="simple" xlink:show="embed" xlink:actuate="onLoad"/>
          <svg:title/>
          <svg:desc>Ein Bild, das Person, Mann, jung, Junge enthält.

Automatisch generierte Beschreibung</svg:desc>
        </draw:frame>
        <draw:frame draw:id="id79" draw:style-name="a399" draw:name="Grafik 6" svg:x="0.54234in" svg:y="0.63906in" svg:width="3.37989in" svg:height="2.63745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400" draw:name="Grafik 8" svg:x="4.52416in" svg:y="2.30919in" svg:width="2.89925in" svg:height="1.93476in" style:rel-width="scale" style:rel-height="scale">
          <draw:image xlink:href="media/image9.jpg" xlink:type="simple" xlink:show="embed" xlink:actuate="onLoad"/>
          <svg:title/>
          <svg:desc>Ein Bild, das Person, Mann, Hemd, dunkel enthält.

Automatisch generierte Beschreibung</svg:desc>
        </draw:frame>
        <draw:frame draw:id="id81" draw:style-name="a406" draw:name="Textfeld 9" svg:x="5.06003in" svg:y="4.78771in" svg:width="4.56133in" svg:height="0.40391in">
          <draw:text-box>
            <text:p text:style-name="a405" text:class-names="" text:cond-style-name=""><text:span text:style-name="a401" text:class-names="">Juten</text:span><text:span text:style-name="a402" text:class-names=""><text:s text:c="1"/></text:span><text:span text:style-name="a403" text:class-names="">tach</text:span><text:span text:style-name="a404" text:class-names=""/></text:p>
          </draw:text-box>
          <svg:title/>
          <svg:desc/>
        </draw:frame>
        <draw:frame draw:id="id82" draw:style-name="a413" draw:name="Textfeld 10" svg:x="8.58009in" svg:y="4.82412in" svg:width="4.03883in" svg:height="0.40391in">
          <draw:text-box>
            <text:p text:style-name="a412" text:class-names="" text:cond-style-name=""><text:span text:style-name="a407" text:class-names="">Juten</text:span><text:span text:style-name="a408" text:class-names=""><text:s text:c="1"/></text:span><text:span text:style-name="a409" text:class-names="">tac</text:span><text:span text:style-name="a410" text:class-names="">h</text:span><text:span text:style-name="a41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Rüegg, Luan</meta:initial-creator>
    <dc:creator>Rüegg, Luan</dc:creator>
    <meta:creation-date>2022-10-11T08:54:27Z</meta:creation-date>
    <dc:date>2022-10-11T09:33:25Z</dc:date>
    <meta:editing-cycles>1</meta:editing-cycles>
    <meta:editing-duration>PT0S</meta:editing-duration>
    <meta:document-statistic meta:paragraph-count="2" meta:word-count="4"/>
  </office:meta>
</office:document-meta>
</file>